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318cm" fo:margin-left="-0.217cm" fo:margin-right="-0.215cm" table:align="margins"/>
    </style:style>
    <style:style style:name="Таблица1.A" style:family="table-column">
      <style:table-column-properties style:column-width="3.632cm" style:rel-column-width="13743*"/>
    </style:style>
    <style:style style:name="Таблица1.B" style:family="table-column">
      <style:table-column-properties style:column-width="10.151cm" style:rel-column-width="38414*"/>
    </style:style>
    <style:style style:name="Таблица1.C" style:family="table-column">
      <style:table-column-properties style:column-width="3.535cm" style:rel-column-width="133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2.13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-0.938cm" fo:margin-right="-1.011cm" fo:text-align="center" style:justify-single-word="false" fo:text-indent="0cm" style:auto-text-indent="false">
        <style:tab-stops>
          <style:tab-stop style:position="0.048cm"/>
          <style:tab-stop style:position="0.577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Table_20_Contents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able_20_Contents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able_20_Contents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able_20_Contents" style:list-style-name="L4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Table_20_Contents" style:list-style-name="L4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able_20_Contents" style:list-style-name="L3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 style:list-style-name="L2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 style:list-style-name="L3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outline="false" style:text-line-through-styl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лан выполнения дипломного проекта на тему</text:p>
      <text:p text:style-name="P12">Система управления и контроля сетевых устройств на основе простого протокола управления сетями</text:p>
      <text:p text:style-name="P12"/>
      <text:p text:style-name="P2">студента гр. 111131</text:p>
      <text:p text:style-name="P3">Грачева Дениса</text:p>
      <text:p text:style-name="P3"/>
      <text:p text:style-name="P2">научный руководитель:<text:line-break/><text:span text:style-name="T2">Курасов Юрий Викторович</text:span></text:p>
      <text:p text:style-name="P24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8">№ недели</text:p>
            </table:table-cell>
            <table:table-cell table:style-name="Таблица1.A1" office:value-type="string">
              <text:p text:style-name="P8">Описание</text:p>
            </table:table-cell>
            <table:table-cell table:style-name="Таблица1.C1" office:value-type="string">
              <text:p text:style-name="P8">Отметка</text:p>
              <text:p text:style-name="P8">о выполнении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10">1</text:p>
            <text:p text:style-name="P11">27.10 - 02.11</text:p>
          </table:table-cell>
          <table:table-cell table:style-name="Таблица1.A2" office:value-type="string">
            <text:p text:style-name="P8">Разработка диаграммы классов и использования. <text:span text:style-name="T1">Подбор материала для литературного обзора, подготовка введения</text:span></text:p>
          </table:table-cell>
          <table:table-cell table:style-name="Таблица1.C2" office:value-type="string">
            <text:list xml:id="list18234446021" text:style-name="L1">
              <text:list-header>
                <text:p text:style-name="P13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2</text:p>
            <text:p text:style-name="P11">03.11 - 09.11</text:p>
          </table:table-cell>
          <table:table-cell table:style-name="Таблица1.A2" office:value-type="string">
            <text:p text:style-name="P6">Реализация библиотек для работы с SNMP (минимум) согласно диаграмме классов.</text:p>
            <text:p text:style-name="P6">Создание ROR приложения. </text:p>
            <text:p text:style-name="P6"/>
          </table:table-cell>
          <table:table-cell table:style-name="Таблица1.C2" office:value-type="string">
            <text:list xml:id="list927875604" text:style-name="L2">
              <text:list-header>
                <text:p text:style-name="P14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3</text:p>
            <text:p text:style-name="P11">10.11 - 16.11</text:p>
          </table:table-cell>
          <table:table-cell table:style-name="Таблица1.A2" office:value-type="string">
            <text:list xml:id="list316427482" text:continue-numbering="true" text:style-name="L2">
              <text:list-header>
                <text:p text:style-name="P21">Разработка базовой структуры методов для взаимодействия между пользователем и <text:s/>SNMP</text:p>
              </text:list-header>
            </text:list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4</text:p>
            <text:p text:style-name="P11">17.11 - 23.11</text:p>
          </table:table-cell>
          <table:table-cell table:style-name="Таблица1.A2" office:value-type="string">
            <text:p text:style-name="P7"/>
            <text:list xml:id="list75154676" text:style-name="L3">
              <text:list-header>
                <text:p text:style-name="P19">Частичное написание документации </text:p>
              </text:list-header>
            </text:list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5</text:p>
            <text:p text:style-name="P11">24.11 - 30.11</text:p>
          </table:table-cell>
          <table:table-cell table:style-name="Таблица1.A2" office:value-type="string">
            <text:list xml:id="list1437490157" text:continue-numbering="true" text:style-name="L3">
              <text:list-header>
                <text:p text:style-name="P22">Окончательная разработка библиотеки для работы с SNMP и их отладка.</text:p>
              </text:list-header>
            </text:list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6</text:p>
            <text:p text:style-name="P11">01.12 - 07.12</text:p>
          </table:table-cell>
          <table:table-cell table:style-name="Таблица1.A2" office:value-type="string">
            <text:p text:style-name="P20">Разработка окончательной структуры методов</text:p>
            <text:p text:style-name="P20">между пользователем и <text:s/>SNMP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0">7</text:p>
            <text:p text:style-name="P11">08.12 - 14.12</text:p>
          </table:table-cell>
          <table:table-cell table:style-name="Таблица1.A2" office:value-type="string">
            <text:list xml:id="list1509151273" text:style-name="L4">
              <text:list-header>
                <text:p text:style-name="P18">Окончательное написание документации </text:p>
              </text:list-header>
            </text:list>
          </table:table-cell>
          <table:table-cell table:style-name="Таблица1.C2" office:value-type="string">
            <text:list xml:id="list416478974" text:continue-numbering="true" text:style-name="L4">
              <text:list-header>
                <text:p text:style-name="P15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8</text:p>
            <text:p text:style-name="P11">15.12 - 21.12</text:p>
          </table:table-cell>
          <table:table-cell table:style-name="Таблица1.A2" office:value-type="string">
            <text:list xml:id="list615155767" text:continue-numbering="true" text:style-name="L4">
              <text:list-header>
                <text:p text:style-name="P16">Написание литературного обзора и введения</text:p>
              </text:list-header>
            </text:list>
          </table:table-cell>
          <table:table-cell table:style-name="Таблица1.C2" office:value-type="string">
            <text:list xml:id="list1699078815" text:continue-numbering="true" text:style-name="L4">
              <text:list-header>
                <text:p text:style-name="P15"/>
              </text:list-header>
            </text:list>
          </table:table-cell>
        </table:table-row>
        <table:table-row>
          <table:table-cell table:style-name="Таблица1.A2" office:value-type="string">
            <text:p text:style-name="P10">9</text:p>
            <text:p text:style-name="P11">22.12 - 28.12</text:p>
          </table:table-cell>
          <table:table-cell table:style-name="Таблица1.A2" office:value-type="string">
            <text:p text:style-name="P1">Отладка, тестирование полученного ПО</text:p>
            <text:p text:style-name="P4"/>
          </table:table-cell>
          <table:table-cell table:style-name="Таблица1.C2" office:value-type="string">
            <text:p text:style-name="P9"/>
          </table:table-cell>
        </table:table-row>
      </table:table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9cm" fo:margin-right="2.0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9:04:30</meta:creation-date>
    <dc:date>2014-12-09T20:05:27</dc:date>
    <meta:editing-duration>PT2H34M26S</meta:editing-duration>
    <meta:editing-cycles>31</meta:editing-cycles>
    <meta:generator>LibreOffice/3.4$Linux LibreOffice_project/340m1$Build-602</meta:generator>
    <meta:document-statistic meta:table-count="1" meta:image-count="0" meta:object-count="0" meta:page-count="1" meta:paragraph-count="38" meta:word-count="138" meta:character-count="950" meta:non-whitespace-character-count="845"/>
  </office:meta>
</office:document-meta>
</file>